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95184" calcext:value-type="float">
            <text:p>22.35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28712" calcext:value-type="float">
            <text:p>22.36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2557142857" calcext:value-type="float">
            <text:p>22.4022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7391428571" calcext:value-type="float">
            <text:p>22.40573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4812137931" calcext:value-type="float">
            <text:p>22.39481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0435862069" calcext:value-type="float">
            <text:p>22.3810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96925714286" calcext:value-type="float">
            <text:p>22.3596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63594482759" calcext:value-type="float">
            <text:p>22.34635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45465714286" calcext:value-type="float">
            <text:p>22.3345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0804137931" calcext:value-type="float">
            <text:p>22.3308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31946666667" calcext:value-type="float">
            <text:p>22.3431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53084137931" calcext:value-type="float">
            <text:p>22.34530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35287741935" calcext:value-type="float">
            <text:p>22.38352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01152" calcext:value-type="float">
            <text:p>22.41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69873548387" calcext:value-type="float">
            <text:p>22.4269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3948" calcext:value-type="float">
            <text:p>22.44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54025806452" calcext:value-type="float">
            <text:p>22.455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33378064516" calcext:value-type="float">
            <text:p>22.4533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3948" calcext:value-type="float">
            <text:p>22.44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20018064516" calcext:value-type="float">
            <text:p>22.4320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0232" calcext:value-type="float">
            <text:p>22.43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6709677419" calcext:value-type="float">
            <text:p>22.439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13354285714" calcext:value-type="float">
            <text:p>22.4413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26495483871" calcext:value-type="float">
            <text:p>22.452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5726451613" calcext:value-type="float">
            <text:p>22.4395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2688" calcext:value-type="float">
            <text:p>22.44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20596129032" calcext:value-type="float">
            <text:p>22.4520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6183225806" calcext:value-type="float">
            <text:p>22.4486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44887741936" calcext:value-type="float">
            <text:p>22.4444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14792" calcext:value-type="float">
            <text:p>22.4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3153548387" calcext:value-type="float">
            <text:p>22.3843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0448" calcext:value-type="float">
            <text:p>22.3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4552516129" calcext:value-type="float">
            <text:p>22.3645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57737142857" calcext:value-type="float">
            <text:p>22.3557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64900645161" calcext:value-type="float">
            <text:p>22.3564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33091612903" calcext:value-type="float">
            <text:p>22.2733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49194482759" calcext:value-type="float">
            <text:p>22.25491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0067096774" calcext:value-type="float">
            <text:p>22.2500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1604" calcext:value-type="float">
            <text:p>22.23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7522580645" calcext:value-type="float">
            <text:p>22.229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56632258065" calcext:value-type="float">
            <text:p>22.205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96864" calcext:value-type="float">
            <text:p>22.17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71763478261" calcext:value-type="float">
            <text:p>22.167176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8208" calcext:value-type="float">
            <text:p>22.1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9385806452" calcext:value-type="float">
            <text:p>22.1719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47043076923" calcext:value-type="float">
            <text:p>22.164704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6176" calcext:value-type="float">
            <text:p>22.16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3818461538" calcext:value-type="float">
            <text:p>22.222381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0494" calcext:value-type="float">
            <text:p>22.240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13307586207" calcext:value-type="float">
            <text:p>22.26133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24188571429" calcext:value-type="float">
            <text:p>22.2924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35671724138" calcext:value-type="float">
            <text:p>22.31356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6868965517" calcext:value-type="float">
            <text:p>22.3386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8222222222" calcext:value-type="float">
            <text:p>22.3548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8088" calcext:value-type="float">
            <text:p>22.32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09947826087" calcext:value-type="float">
            <text:p>22.37099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5188137931" calcext:value-type="float">
            <text:p>22.35518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9493333333" calcext:value-type="float">
            <text:p>22.36994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62388571429" calcext:value-type="float">
            <text:p>22.3762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11458064516" calcext:value-type="float">
            <text:p>22.441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38032" calcext:value-type="float">
            <text:p>22.45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6379354839" calcext:value-type="float">
            <text:p>22.4826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08008" calcext:value-type="float">
            <text:p>22.51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88784516129" calcext:value-type="float">
            <text:p>22.538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47489032258" calcext:value-type="float">
            <text:p>22.5347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09608" calcext:value-type="float">
            <text:p>22.5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23024516129" calcext:value-type="float">
            <text:p>22.5023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44" calcext:value-type="float">
            <text:p>22.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27535483871" calcext:value-type="float">
            <text:p>22.52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2494285714" calcext:value-type="float">
            <text:p>22.51524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74441290323" calcext:value-type="float">
            <text:p>22.5174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63741935484" calcext:value-type="float">
            <text:p>22.486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8304" calcext:value-type="float">
            <text:p>22.4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6263225806" calcext:value-type="float">
            <text:p>22.5126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28912" calcext:value-type="float">
            <text:p>22.52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1323870968" calcext:value-type="float">
            <text:p>22.5181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73312" calcext:value-type="float">
            <text:p>22.48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23545806452" calcext:value-type="float">
            <text:p>22.4523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5368" calcext:value-type="float">
            <text:p>22.43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2054193548" calcext:value-type="float">
            <text:p>22.4142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90048571429" calcext:value-type="float">
            <text:p>22.4090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98098064516" calcext:value-type="float">
            <text:p>22.4198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34825806452" calcext:value-type="float">
            <text:p>22.333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14768" calcext:value-type="float">
            <text:p>22.33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28348387097" calcext:value-type="float">
            <text:p>22.312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36968" calcext:value-type="float">
            <text:p>22.31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68660645161" calcext:value-type="float">
            <text:p>22.3168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28753548387" calcext:value-type="float">
            <text:p>22.2928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5608" calcext:value-type="float">
            <text:p>22.24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70686451613" calcext:value-type="float">
            <text:p>22.2170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6552" calcext:value-type="float">
            <text:p>22.1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19882857143" calcext:value-type="float">
            <text:p>22.2219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8002580645" calcext:value-type="float">
            <text:p>22.2328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4011034483" calcext:value-type="float">
            <text:p>22.18040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98616" calcext:value-type="float">
            <text:p>22.20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21236129032" calcext:value-type="float">
            <text:p>22.2021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6688" calcext:value-type="float">
            <text:p>22.21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9292903226" calcext:value-type="float">
            <text:p>22.1959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3463225806" calcext:value-type="float">
            <text:p>22.1773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0624" calcext:value-type="float">
            <text:p>22.14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9000516129" calcext:value-type="float">
            <text:p>22.1390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28175384615" calcext:value-type="float">
            <text:p>22.13281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84221935484" calcext:value-type="float">
            <text:p>22.108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67235862069" calcext:value-type="float">
            <text:p>22.10672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81272258064" calcext:value-type="float">
            <text:p>22.1081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56691612903" calcext:value-type="float">
            <text:p>22.1056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52568" calcext:value-type="float">
            <text:p>22.09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7819354839" calcext:value-type="float">
            <text:p>22.110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66512" calcext:value-type="float">
            <text:p>22.12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12041290323" calcext:value-type="float">
            <text:p>22.1212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33264" calcext:value-type="float">
            <text:p>22.09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4992516129" calcext:value-type="float">
            <text:p>22.0749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15408" calcext:value-type="float">
            <text:p>22.08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98392258065" calcext:value-type="float">
            <text:p>22.0898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99445714286" calcext:value-type="float">
            <text:p>22.0899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07530322581" calcext:value-type="float">
            <text:p>22.1007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1930322581" calcext:value-type="float">
            <text:p>22.1921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71032" calcext:value-type="float">
            <text:p>22.18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0108" calcext:value-type="float">
            <text:p>22.20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35001290323" calcext:value-type="float">
            <text:p>22.2035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2317419355" calcext:value-type="float">
            <text:p>22.2192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43904" calcext:value-type="float">
            <text:p>22.2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32629677419" calcext:value-type="float">
            <text:p>22.2232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59144" calcext:value-type="float">
            <text:p>22.2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08627096774" calcext:value-type="float">
            <text:p>22.2408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2018" calcext:value-type="float">
            <text:p>22.242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91912258065" calcext:value-type="float">
            <text:p>22.2391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5632" calcext:value-type="float">
            <text:p>22.3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7531034483" calcext:value-type="float">
            <text:p>22.3297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0328" calcext:value-type="float">
            <text:p>22.3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9415172414" calcext:value-type="float">
            <text:p>22.37894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75168" calcext:value-type="float">
            <text:p>22.3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1122758621" calcext:value-type="float">
            <text:p>22.40511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0072" calcext:value-type="float">
            <text:p>22.4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487264" calcext:value-type="float">
            <text:p>22.404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25104" calcext:value-type="float">
            <text:p>22.4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9742222222" calcext:value-type="float">
            <text:p>22.42797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315552" calcext:value-type="float">
            <text:p>22.443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1183157895" calcext:value-type="float">
            <text:p>22.463118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6970434783" calcext:value-type="float">
            <text:p>22.506697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64427826087" calcext:value-type="float">
            <text:p>22.526442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34730909091" calcext:value-type="float">
            <text:p>22.52347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29849411765" calcext:value-type="float">
            <text:p>22.492984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8718" calcext:value-type="float">
            <text:p>22.508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2622" calcext:value-type="float">
            <text:p>22.502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0242" calcext:value-type="float">
            <text:p>22.510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1766" calcext:value-type="float">
            <text:p>22.511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4052" calcext:value-type="float">
            <text:p>22.51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9386" calcext:value-type="float">
            <text:p>22.519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46" meta:object-count="0"/>
    <meta:user-defined meta:name="AppVersion">3.0</meta:user-defined>
  </office:meta>
</office:document-meta>
</file>